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051cm" svg:stroke-color="#6666ff" draw:marker-start-width="0.355cm" draw:marker-end-width="0.355cm" draw:fill-color="#ffffff" draw:textarea-horizontal-align="justify" draw:textarea-vertical-align="middle" draw:auto-grow-height="false" fo:min-height="2.749cm" fo:min-width="6.107cm" fo:padding-top="0.15cm" fo:padding-bottom="0.15cm" fo:padding-left="0.275cm" fo:padding-right="0.27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6666ff" draw:marker-start-width="0.355cm" draw:marker-end-width="0.355cm" draw:opacity="0%" draw:textarea-horizontal-align="justify" draw:textarea-vertical-align="middle" draw:auto-grow-height="false" fo:min-height="3.306cm" fo:min-width="10.676cm" fo:padding-top="0.15cm" fo:padding-bottom="0.15cm" fo:padding-left="0.275cm" fo:padding-right="0.275cm" draw:shadow-opacity="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24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style:text-properties style:font-name="Courier New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text-properties style:font-name="Liberation Mono1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Liberation Mono1"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96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00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5ab4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ab4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44c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8040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93300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96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2"/>
    </style:style>
    <style:style style:name="T20" style:family="text">
      <style:text-properties fo:font-variant="normal" fo:text-transform="none" fo:color="#f5844c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804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33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96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Arial Unicode MS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process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: how to do more than just count th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XML snipp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&lt;lg&gt;</text:span><text:span text:style-name="T2"><text:line-break/></text:span><text:span text:style-name="T2"> <text:s/></text:span><text:span text:style-name="T1">&lt;head&gt;</text:span><text:span text:style-name="T2">XSLT</text:span><text:span text:style-name="T1">&lt;/head&gt;</text:span><text:span text:style-name="T2"><text:line-break/></text:span><text:span text:style-name="T2"> <text:s/></text:span><text:span text:style-name="T1">&lt;l&gt;</text:span><text:span text:style-name="T2">X-S-L-T can manipulate your X-M-L,</text:span><text:span text:style-name="T1">&lt;/l&gt;</text:span><text:span text:style-name="T2"><text:line-break/></text:span><text:span text:style-name="T2"> <text:s/></text:span><text:span text:style-name="T1">&lt;l&gt;</text:span><text:span text:style-name="T2">But the input tree,</text:span><text:span text:style-name="T1">&lt;/l&gt;</text:span><text:span text:style-name="T2"><text:line-break/></text:span><text:span text:style-name="T2"> <text:s/></text:span><text:span text:style-name="T1">&lt;l&gt;</text:span><text:span text:style-name="T2">Well-formed must be,</text:span><text:span text:style-name="T1">&lt;/l&gt;</text:span><text:span text:style-name="T2"><text:line-break/></text:span><text:span text:style-name="T2"> <text:s/></text:span><text:span text:style-name="T1">&lt;l&gt;</text:span><text:span text:style-name="T2">Or the process won’t go very well.</text:span><text:span text:style-name="T1">&lt;/l&gt;</text:span><text:span text:style-name="T2"><text:line-break/></text:span><text:span text:style-name="T2"> <text:s/></text:span><text:span text:style-name="T1">&lt;note&gt;</text:span><text:span text:style-name="T2">To the tune of </text:span><text:span text:style-name="T1">&lt;title&gt;</text:span><text:span text:style-name="T2">Oklahoma</text:span><text:span text:style-name="T1">&lt;/title&gt;</text:span><text:span text:style-name="T2"><text:line-break/></text:span><text:span text:style-name="T2"> <text:s text:c="3"/>by Rodgers </text:span><text:span text:style-name="T3">&amp;amp;</text:span><text:span text:style-name="T2"> Hammerstein</text:span><text:span text:style-name="T1">&lt;/note&gt;</text:span><text:span text:style-name="T2"><text:line-break/></text:span><text:span text:style-name="T1">&lt;/l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as an element tree</text:p>
          </draw:text-box>
        </draw:frame>
        <draw:custom-shape draw:style-name="gr2" draw:text-style-name="P3" xml:id="id1" draw:id="id1" draw:layer="layout" svg:width="0.254cm" svg:height="1.143cm" svg:x="12.811cm" svg:y="4.9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3" draw:text-style-name="P3" draw:layer="layout" svg:width="3.683cm" svg:height="1.397cm" svg:x="11.113cm" svg:y="7.5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5" draw:layer="layout" svg:width="1.512cm" svg:height="0.989cm" svg:x="12.198cm" svg:y="7.789cm">
            <draw:text-box>
              <text:p text:style-name="P4"><text:span text:style-name="T4">lg</text:span></text:p>
            </draw:text-box>
          </draw:frame>
        </draw:g>
        <draw:g xml:id="id3" draw:id="id3">
          <draw:custom-shape draw:style-name="gr3" draw:text-style-name="P3" draw:layer="layout" svg:width="3.683cm" svg:height="1.397cm" svg:x="1.613cm" svg:y="10.4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5" draw:layer="layout" svg:width="2.089cm" svg:height="0.971cm" svg:x="2.41cm" svg:y="10.703cm">
            <draw:text-box>
              <text:p text:style-name="P4"><text:span text:style-name="T4">head</text:span></text:p>
            </draw:text-box>
          </draw:frame>
        </draw:g>
        <draw:g xml:id="id7" draw:id="id7">
          <draw:custom-shape draw:style-name="gr3" draw:text-style-name="P3" draw:layer="layout" svg:width="3.683cm" svg:height="1.397cm" svg:x="10.014cm" svg:y="10.4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5" draw:layer="layout" svg:width="0.803cm" svg:height="0.989cm" svg:x="11.454cm" svg:y="10.694cm">
            <draw:text-box>
              <text:p text:style-name="P4"><text:span text:style-name="T4">l</text:span></text:p>
            </draw:text-box>
          </draw:frame>
        </draw:g>
        <draw:g xml:id="id4" draw:id="id4">
          <draw:custom-shape draw:style-name="gr3" draw:text-style-name="P3" draw:layer="layout" svg:width="3.683cm" svg:height="1.397cm" svg:x="14.215cm" svg:y="10.4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5" draw:layer="layout" svg:width="0.803cm" svg:height="0.989cm" svg:x="15.655cm" svg:y="10.694cm">
            <draw:text-box>
              <text:p text:style-name="P4"><text:span text:style-name="T4">l</text:span></text:p>
            </draw:text-box>
          </draw:frame>
        </draw:g>
        <draw:g xml:id="id5" draw:id="id5">
          <draw:custom-shape draw:style-name="gr3" draw:text-style-name="P3" draw:layer="layout" svg:width="3.683cm" svg:height="1.397cm" svg:x="18.415cm" svg:y="10.4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5" draw:layer="layout" svg:width="0.803cm" svg:height="0.989cm" svg:x="19.855cm" svg:y="10.694cm">
            <draw:text-box>
              <text:p text:style-name="P4"><text:span text:style-name="T4">l</text:span></text:p>
            </draw:text-box>
          </draw:frame>
        </draw:g>
        <draw:g xml:id="id8" draw:id="id8">
          <draw:custom-shape draw:style-name="gr3" draw:text-style-name="P3" draw:layer="layout" svg:width="3.683cm" svg:height="1.397cm" svg:x="22.613cm" svg:y="10.4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5" draw:layer="layout" svg:width="2.089cm" svg:height="0.971cm" svg:x="23.411cm" svg:y="10.703cm">
            <draw:text-box>
              <text:p text:style-name="P4"><text:span text:style-name="T4">note</text:span></text:p>
            </draw:text-box>
          </draw:frame>
        </draw:g>
        <draw:g xml:id="id9" draw:id="id9">
          <draw:custom-shape draw:style-name="gr3" draw:text-style-name="P3" draw:layer="layout" svg:width="3.683cm" svg:height="1.397cm" svg:x="22.613cm" svg:y="13.391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5" draw:layer="layout" svg:width="2.517cm" svg:height="0.971cm" svg:x="23.196cm" svg:y="13.604cm">
            <draw:text-box>
              <text:p text:style-name="P4"><text:span text:style-name="T4">title</text:span></text:p>
            </draw:text-box>
          </draw:frame>
        </draw:g>
        <draw:connector draw:style-name="gr7" draw:text-style-name="P6" draw:layer="layout" svg:x1="12.938cm" svg:y1="6.078cm" svg:x2="12.954cm" svg:y2="7.585cm" draw:start-shape="id1" draw:start-glue-point="8" draw:end-shape="id2" draw:end-glue-point="0" svg:d="M12938 6078v753h16v754" svg:viewBox="0 0 17 1508">
          <text:p/>
        </draw:connector>
        <draw:connector draw:style-name="gr7" draw:text-style-name="P6" draw:layer="layout" svg:x1="12.954cm" svg:y1="8.982cm" svg:x2="3.454cm" svg:y2="10.49cm" draw:start-shape="id2" draw:start-glue-point="2" draw:end-shape="id3" draw:end-glue-point="0" svg:d="M12954 8982v754h-9500v754" svg:viewBox="0 0 9501 1509">
          <text:p/>
        </draw:connector>
        <draw:connector draw:style-name="gr7" draw:text-style-name="P6" draw:layer="layout" svg:x1="12.954cm" svg:y1="8.982cm" svg:x2="16.056cm" svg:y2="10.49cm" draw:start-shape="id2" draw:start-glue-point="2" draw:end-shape="id4" draw:end-glue-point="0" svg:d="M12954 8982v754h3102v754" svg:viewBox="0 0 3103 1509">
          <text:p/>
        </draw:connector>
        <draw:connector draw:style-name="gr7" draw:text-style-name="P6" draw:layer="layout" svg:x1="12.954cm" svg:y1="8.982cm" svg:x2="20.256cm" svg:y2="10.49cm" draw:start-shape="id2" draw:start-glue-point="2" draw:end-shape="id5" draw:end-glue-point="0" svg:d="M12954 8982v754h7302v754" svg:viewBox="0 0 7303 1509">
          <text:p/>
        </draw:connector>
        <draw:custom-shape draw:style-name="gr8" draw:text-style-name="P7" draw:layer="layout" svg:width="6.607cm" svg:height="2.999cm" svg:x="1.015cm" svg:y="4.699cm">
          <text:p/>
          <draw:enhanced-geometry svg:viewBox="0 0 21600 21600" draw:mirror-horizontal="true" draw:type="line-callout-1" draw:modifiers="-16592.2518159806 5493.6 -817.19128329297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8" draw:layer="layout" svg:width="5.818cm" svg:height="2.384cm" svg:x="1.424cm" svg:y="4.96cm">
          <draw:text-box>
            <text:p><text:span text:style-name="T5">Document</text:span> or “<text:span text:style-name="T5">root</text:span>”<text:line-break/>node. XSLT starts<text:line-break/>processing here.</text:p>
          </draw:text-box>
        </draw:frame>
        <draw:custom-shape draw:style-name="gr10" draw:text-style-name="P9" draw:layer="layout" svg:width="11.176cm" svg:height="3.556cm" svg:x="6.818cm" svg:y="13.54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0.827cm" svg:height="3.095cm" svg:x="7.034cm" svg:y="13.764cm">
          <draw:text-box>
            <text:p>All these others are <text:span text:style-name="T5">element</text:span><text:span text:style-name="T6"> nodes.</text:span><text:span text:style-name="T6"><text:line-break/></text:span><text:span text:style-name="T6">We will be dealing with mostly these,</text:span><text:span text:style-name="T6"><text:line-break/></text:span><text:span text:style-name="T6">but also </text:span><text:span text:style-name="T5">text</text:span><text:span text:style-name="T6"> nodes and </text:span><text:span text:style-name="T5">attribute</text:span><text:span text:style-name="T5"><text:line-break/></text:span><text:span text:style-name="T6">nodes</text:span><text:span text:style-name="T6"> shortly.</text:span></text:p>
          </draw:text-box>
        </draw:frame>
        <draw:g xml:id="id6" draw:id="id6">
          <draw:custom-shape draw:style-name="gr3" draw:text-style-name="P3" draw:layer="layout" svg:width="3.683cm" svg:height="1.397cm" svg:x="5.814cm" svg:y="10.49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5" draw:layer="layout" svg:width="0.803cm" svg:height="0.989cm" svg:x="7.155cm" svg:y="10.695cm">
            <draw:text-box>
              <text:p text:style-name="P4"><text:span text:style-name="T4">l</text:span></text:p>
            </draw:text-box>
          </draw:frame>
        </draw:g>
        <draw:connector draw:style-name="gr7" draw:text-style-name="P6" draw:layer="layout" svg:x1="7.655cm" svg:y1="10.49cm" svg:x2="12.954cm" svg:y2="8.982cm" draw:start-shape="id6" draw:start-glue-point="0" draw:end-shape="id2" draw:end-glue-point="2" svg:d="M7655 10490v-754h5299v-754" svg:viewBox="0 0 5300 1509">
          <text:p/>
        </draw:connector>
        <draw:connector draw:style-name="gr7" draw:text-style-name="P6" draw:layer="layout" svg:x1="12.954cm" svg:y1="8.982cm" svg:x2="11.855cm" svg:y2="10.49cm" draw:start-shape="id2" draw:start-glue-point="2" draw:end-shape="id7" draw:end-glue-point="0" svg:d="M12954 8982v754h-1099v754" svg:viewBox="0 0 1100 1509">
          <text:p/>
        </draw:connector>
        <draw:connector draw:style-name="gr7" draw:text-style-name="P6" draw:layer="layout" svg:x1="12.954cm" svg:y1="8.982cm" svg:x2="24.454cm" svg:y2="10.49cm" draw:start-shape="id2" draw:start-glue-point="2" draw:end-shape="id8" draw:end-glue-point="0" svg:d="M12954 8982v754h11500v754" svg:viewBox="0 0 11501 1509">
          <text:p/>
        </draw:connector>
        <draw:connector draw:style-name="gr7" draw:text-style-name="P6" draw:layer="layout" svg:x1="24.454cm" svg:y1="11.887cm" svg:x2="24.454cm" svg:y2="13.391cm" draw:start-shape="id8" draw:start-glue-point="2" draw:end-shape="id9" draw:end-glue-point="0" svg:d="M24454 11887v1504" svg:viewBox="0 0 1 150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andling of a single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XSLT engine selects a node from the input tree</text:p>
              </text:list-item>
              <text:list-item>
                <text:p>Asks “Is there a template that knows how to process this node?”.</text:p>
              </text:list-item>
              <text:list-item>
                <text:p>If the answer is <text:span text:style-name="T7">yes</text:span><text:span text:style-name="T8">, apply that template to the input node</text:span></text:p>
              </text:list-item>
              <text:list-item>
                <text:p><text:span text:style-name="T8">If the answer is </text:span><text:span text:style-name="T7">no</text:span><text:span text:style-name="T8">, apply the built-in template for that kind of node (i.e., root, element, text, or attribu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sel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XSLT engine starts with the <text:span text:style-name="T5">root</text:span><text:span text:style-name="T6"> or </text:span><text:span text:style-name="T5">document</text:span><text:span text:style-name="T6"> node</text:span></text:p>
              </text:list-item>
              <text:list-item>
                <text:p><text:span text:style-name="T6">The XSLT instruction </text:span><text:span text:style-name="T9">&lt;xsl:apply-templates&gt;</text:span><text:span text:style-name="T10"> tells the processor to select some nodes from the input tree, and for each one, to look for a template with which to process it</text:span></text:p>
              </text:list-item>
              <text:list-item>
                <text:p><text:span text:style-name="T10">If a template is found, it is applied to the node</text:span></text:p>
              </text:list-item>
              <text:list-item>
                <text:p><text:span text:style-name="T10">If no template is found, the built-in template for that node type is applied to the 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root template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10"><text:span text:style-name="T11">&lt;xsl:template</text:span><text:span text:style-name="T12"> match</text:span><text:span text:style-name="T13">=</text:span><text:span text:style-name="T14">"/"</text:span><text:span text:style-name="T15">&gt;</text:span><text:span text:style-name="T16"><text:line-break/></text:span><text:span text:style-name="T17"> <text:s/></text:span><text:span text:style-name="T15">&lt;html&gt;</text:span><text:span text:style-name="T16"><text:line-break/></text:span><text:span text:style-name="T17"> <text:s text:c="3"/></text:span><text:span text:style-name="T15">&lt;head&gt;</text:span><text:span text:style-name="T16"><text:line-break/></text:span><text:span text:style-name="T17"> <text:s text:c="5"/></text:span><text:span text:style-name="T15">&lt;title&gt;</text:span><text:span text:style-name="T17">A Snippet</text:span><text:span text:style-name="T15">&lt;/title&gt;</text:span><text:span text:style-name="T16"><text:line-break/></text:span><text:span text:style-name="T17"> <text:s text:c="3"/></text:span><text:span text:style-name="T15">&lt;/head&gt;</text:span><text:span text:style-name="T16"><text:line-break/></text:span><text:span text:style-name="T17"> <text:s text:c="3"/></text:span><text:span text:style-name="T15">&lt;body&gt;</text:span><text:span text:style-name="T16"><text:line-break/></text:span><text:span text:style-name="T17"> <text:s text:c="5"/></text:span><text:span text:style-name="T11">&lt;xsl:apply-templates </text:span><text:span text:style-name="T12">select</text:span><text:span text:style-name="T13">=</text:span><text:span text:style-name="T14">"child::node()"</text:span><text:span text:style-name="T15">/&gt;</text:span><text:span text:style-name="T16"><text:line-break/></text:span><text:span text:style-name="T17"> <text:s text:c="3"/></text:span><text:span text:style-name="T15">&lt;/body&gt;</text:span><text:span text:style-name="T16"><text:line-break/></text:span><text:span text:style-name="T17"> <text:s/></text:span><text:span text:style-name="T15">&lt;/html&gt;</text:span><text:span text:style-name="T16"><text:line-break/></text:span><text:span text:style-name="T11">&lt;/xsl:template&gt;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19">&lt;lg&gt;</text:span> template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p text:style-name="P12"><text:span text:style-name="T9">&lt;xsl:template</text:span><text:span text:style-name="T20"> match</text:span><text:span text:style-name="T21">=</text:span><text:span text:style-name="T22">"lg"</text:span><text:span text:style-name="T23">&gt;</text:span><text:span text:style-name="T24"><text:line-break/></text:span><text:span text:style-name="T25"> <text:s/></text:span><text:span text:style-name="T23">&lt;div</text:span><text:span text:style-name="T20"> class</text:span><text:span text:style-name="T21">=</text:span><text:span text:style-name="T22">"poem"</text:span><text:span text:style-name="T23">&gt;</text:span><text:span text:style-name="T24"><text:line-break/></text:span><text:span text:style-name="T24"> <text:s/></text:span><text:span text:style-name="T25"><text:s text:c="2"/></text:span><text:span text:style-name="T9">&lt;xsl:apply-templates </text:span><text:span text:style-name="T20">select</text:span><text:span text:style-name="T21">=</text:span><text:span text:style-name="T22">"child::node()"</text:span><text:span text:style-name="T23">/&gt;</text:span><text:span text:style-name="T24"><text:line-break/></text:span><text:span text:style-name="T25"> <text:s/></text:span><text:span text:style-name="T23">&lt;/div&gt;</text:span><text:span text:style-name="T24"><text:line-break/></text:span><text:span text:style-name="T9">&lt;/xsl:template&gt;</text:span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19">&lt;head&gt;</text:span> and <text:span text:style-name="T19">&lt;l&gt;</text:span> template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p text:style-name="P12"><text:span text:style-name="T9">&lt;xsl:template</text:span><text:span text:style-name="T20"> match</text:span><text:span text:style-name="T21">=</text:span><text:span text:style-name="T22">"head"</text:span><text:span text:style-name="T23">&gt;</text:span><text:span text:style-name="T24"><text:line-break/></text:span><text:span text:style-name="T25"> <text:s/></text:span><text:span text:style-name="T23">&lt;h1&gt;</text:span><text:span text:style-name="T9">&lt;xsl:apply-templates</text:span><text:span text:style-name="T23">/&gt;&lt;/h1&gt;</text:span><text:span text:style-name="T24"><text:line-break/></text:span><text:span text:style-name="T9">&lt;/xsl:template&gt;</text:span><text:span text:style-name="T9"><text:line-break/></text:span><text:span text:style-name="T9"/></text:p>
            <text:p text:style-name="P12"><text:span text:style-name="T9">&lt;xsl:template</text:span><text:span text:style-name="T20"> match</text:span><text:span text:style-name="T21">=</text:span><text:span text:style-name="T22">"l"</text:span><text:span text:style-name="T23">&gt;</text:span><text:span text:style-name="T9"><text:line-break/></text:span><text:span text:style-name="T25"> <text:s/></text:span><text:span text:style-name="T23">&lt;p</text:span><text:span text:style-name="T20"> class</text:span><text:span text:style-name="T21">=</text:span><text:span text:style-name="T22">"metrical_line"</text:span><text:span text:style-name="T23">&gt;</text:span><text:span text:style-name="T9"><text:line-break/></text:span><text:span text:style-name="T25"> <text:s text:c="3"/></text:span><text:span text:style-name="T9">&lt;xsl:apply-templates</text:span><text:span text:style-name="T20"> select</text:span><text:span text:style-name="T21">=</text:span><text:span text:style-name="T22">"child::node()"</text:span><text:span text:style-name="T23">/&gt;</text:span><text:span text:style-name="T9"><text:line-break/></text:span><text:span text:style-name="T25"> <text:s/></text:span><text:span text:style-name="T23">&lt;/p&gt;</text:span><text:span text:style-name="T9"><text:line-break/></text:span><text:span text:style-name="T9">&lt;/xsl:template&gt;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19">&lt;title&gt;</text:span> 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2"><text:span text:style-name="T25"><text:s text:c="2"/></text:span><text:span text:style-name="T9">&lt;xsl:template</text:span><text:span text:style-name="T20"> match</text:span><text:span text:style-name="T21">=</text:span><text:span text:style-name="T22">"title"</text:span><text:span text:style-name="T23">&gt;</text:span><text:span text:style-name="T27"><text:line-break/></text:span><text:span text:style-name="T25"> <text:s text:c="3"/></text:span><text:span text:style-name="T9">&lt;xsl:text&gt;</text:span><text:span text:style-name="T25">“</text:span><text:span text:style-name="T9">&lt;/xsl:text&gt;</text:span><text:span text:style-name="T27"><text:line-break/></text:span><text:span text:style-name="T25"> <text:s text:c="3"/></text:span><text:span text:style-name="T9">&lt;xsl:apply-templates</text:span><text:span text:style-name="T23">/&gt;</text:span><text:span text:style-name="T27"><text:line-break/></text:span><text:span text:style-name="T25"> <text:s text:c="3"/></text:span><text:span text:style-name="T9">&lt;xsl:text&gt;</text:span><text:span text:style-name="T25">”</text:span><text:span text:style-name="T9">&lt;/xsl:text&gt;</text:span><text:span text:style-name="T27"><text:line-break/></text:span><text:span text:style-name="T25"> <text:s/></text:span><text:span text:style-name="T9">&lt;/xsl:template&gt;</text:span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33:06.696423000</meta:creation-date>
    <dc:date>2015-10-27T09:18:51.121513000</dc:date>
    <meta:editing-duration>PT9H44M18S</meta:editing-duration>
    <meta:editing-cycles>10</meta:editing-cycles>
    <meta:generator>LibreOffice/5.0.2.2$MacOSX_X86_64 LibreOffice_project/37b43f919e4de5eeaca9b9755ed688758a8251fe</meta:generator>
    <meta:document-statistic meta:object-count="93"/>
  </office:meta>
</office:document-meta>
</file>